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MPARISON (10:1-1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MPARISON (10:1-1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feriority of earthly lambs (10:1-4, 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feriority of earthly lambs (10:1-4, 1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requency of these sacrifices (10:1-3, 1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ilure of these sacrifices (10:4, 11 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OMPARISON (10:1-18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nferiority of earthly lambs (10:1-4, 1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superiority of the heavenly Lamb (10:5-10, 12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superiority of the heavenly Lamb (10:5-10, 12-18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urpose (10:5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ermanence (10:12, 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atience (10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urification (10:15-1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OMPARISON (10:1-18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inferiority of earthly lambs (10:1-4, 1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periority of the heavenly Lamb (10:5-10, 12-1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Hebrews 1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COMPARISON (10:1-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Challenge (10:19-39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hallenge (10:19-39):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dvance the people of God (10:23-25): Believers are to be kind and helpful to each other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void the judgment of God (10:26-31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void the judgment of God (10:26-31).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contrast (10:26-29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contrast (10:26-29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A reminder of how God once punished those who rejected the Law of Moses (10:26-2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A reminder of how God will punish those who reject the Lamb of God (10:29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void the judgment of God (10:26-31).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contrast (10:26-29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certainty (10:30-3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Challenge (10:19-39):<text:s text:c="1"/></text:span><text:span text:style-name="a591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Advance the people of God (10:23-25): Believers are to be kind and helpful to each other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Avoid the judgment of God (10:26-31)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Acknowledge the faithfulness of God (10:32-39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Acknowledge the faithfulness of God (10:32-39).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His past faithfulness (10:32-3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His permanent faithfulness (10:35-39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Challenge (10:19-39):<text:s text:c="1"/></text:span><text:span text:style-name="a627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Advance the people of God (10:23-25): Believers are to be kind and helpful to each other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Avoid the judgment of God (10:26-31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Acknowledge the faithfulness of God (10:32-39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Hebrews 10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COMPARISON (10:1-1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Challenge (10:19-3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0 </dc:title>
    <meta:initial-creator>David STRICKLAND</meta:initial-creator>
    <dc:creator>David STRICKLAND</dc:creator>
    <meta:creation-date>2020-02-22T17:32:13Z</meta:creation-date>
    <dc:date>2020-02-22T17:32:13Z</dc:date>
    <meta:template xlink:href="BibleStudy" xlink:type="simple"/>
    <meta:editing-cycles>1</meta:editing-cycles>
    <meta:editing-duration>PT0S</meta:editing-duration>
    <meta:document-statistic meta:paragraph-count="49" meta:word-count="453"/>
  </office:meta>
</office:document-meta>
</file>